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0.5pt"/>
    </style:style>
    <style:style style:name="P2" style:family="paragraph" style:parent-style-name="Standard">
      <style:paragraph-properties style:writing-mode="lr-tb"/>
      <style:text-properties style:font-name="sans-serif" fo:font-size="10.5pt"/>
    </style:style>
    <style:style style:name="P3" style:family="paragraph" style:parent-style-name="Text_20_body">
      <style:text-properties fo:color="#0066ff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Standard" style:list-style-name="L2"/>
    <style:style style:name="P6" style:family="paragraph" style:parent-style-name="Standard" style:list-style-name="L5"/>
    <style:style style:name="P7" style:family="paragraph" style:parent-style-name="Standard" style:list-style-name="L5">
      <style:paragraph-properties style:writing-mode="lr-tb"/>
    </style:style>
    <style:style style:name="P8" style:family="paragraph" style:parent-style-name="Text_20_body" style:list-style-name="L1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6">
      <style:text-properties style:use-window-font-color="true"/>
    </style:style>
    <style:style style:name="P12" style:family="paragraph" style:parent-style-name="Text_20_body" style:list-style-name="L7">
      <style:text-properties style:use-window-font-color="true"/>
    </style:style>
    <style:style style:name="P13" style:family="paragraph" style:parent-style-name="Text_20_body">
      <style:text-properties style:use-window-font-color="true" fo:font-weight="bold" style:font-weight-asian="bold" style:font-weight-complex="bold"/>
    </style:style>
    <style:style style:name="P14" style:family="paragraph" style:parent-style-name="Text_20_body">
      <style:text-properties style:use-window-font-color="true" fo:font-weight="normal" style:font-weight-asian="normal" style:font-weight-complex="normal"/>
    </style:style>
    <style:style style:name="P15" style:family="paragraph" style:parent-style-name="Text_20_body" style:list-style-name="L7"/>
    <style:style style:name="P16" style:family="paragraph" style:parent-style-name="Heading_20_3">
      <style:text-properties style:use-window-font-color="true"/>
    </style:style>
    <style:style style:name="T1" style:family="text">
      <style:text-properties style:font-name="sans-serif" fo:font-size="10.5pt"/>
    </style:style>
    <style:style style:name="T2" style:family="text">
      <style:text-properties fo:color="#0066ff"/>
    </style:style>
    <style:style style:name="T3" style:family="text">
      <style:text-properties style:use-window-font-color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ument d'accueil d'un nouveau développeur</text:p>
      <text:p text:style-name="Text_20_body"/>
      <text:h text:style-name="Heading_20_3" text:outline-level="3">Cloner le repository Git :</text:h>
      <text:list xml:id="list1616202289" text:style-name="L1">
        <text:list-item>
          <text:p text:style-name="P8">Si ce n'est pas déjà fait, il faut ajouter votre clé ssh à GitHub : <text:a xlink:type="simple" xlink:href="https://help.github.com/articles/generating-ssh-keys">https://help.github.com/articles/generating-ssh-keys</text:a></text:p>
        </text:list-item>
        <text:list-item>
          <text:p text:style-name="P8">Créer un dossier « DCLL-Parser » :<text:span text:style-name="T2">mkdir  DCLL-Parser</text:span></text:p>
        </text:list-item>
        <text:list-item>
          <text:p text:style-name="P8">Aller dans ce dossier : <text:span text:style-name="T2">cd DCLL-Parser/</text:span></text:p>
        </text:list-item>
        <text:list-item>
          <text:p text:style-name="P8"><text:span text:style-name="T3">Cloner le projet dans ce dossier :</text:span><text:span text:style-name="T2"> git clone </text:span><text:a xlink:type="simple" xlink:href="mailto:git@github.com">git@github.com</text:a><text:span text:style-name="T2">:fabien-fac/DCLL.git</text:span></text:p>
        </text:list-item>
      </text:list>
      <text:p text:style-name="Text_20_body"/>
      <text:h text:style-name="Heading_20_3" text:outline-level="3">Installer GGTS :</text:h>
      <text:list xml:id="list2070063429" text:style-name="L2">
        <text:list-item>
          <text:p text:style-name="P5">Ouvrir : <text:a xlink:type="simple" xlink:href="http://spring.io/tools/ggts/all">http://spring.io/tools/ggts/all</text:a></text:p>
        </text:list-item>
        <text:list-item>
          <text:p text:style-name="P5">Télécharger la version « GGTS 3.4.0.RELEASE » Based on Eclipse 4.3.1</text:p>
        </text:list-item>
      </text:list>
      <text:p text:style-name="Standard"/>
      <text:p text:style-name="Standard"/>
      <text:h text:style-name="Heading_20_3" text:outline-level="3">Installer le plugin maven sur GGTS :</text:h>
      <text:p text:style-name="Text_20_body">Dans GGTS : </text:p>
      <text:list xml:id="list1235425230" text:style-name="L3">
        <text:list-item>
          <text:p text:style-name="P9">Dans le menu : Help-&gt;Install new software. </text:p>
        </text:list-item>
        <text:list-item>
          <text:p text:style-name="P9">Add bouton -&gt; "<text:a xlink:type="simple" xlink:href="http://download.eclipse.org/technology/m2e/releases">http://download.eclipse.org/technology/m2e/releases</text:a>"</text:p>
        </text:list-item>
        <text:list-item>
          <text:p text:style-name="P9">Installer le plugin. </text:p>
        </text:list-item>
      </text:list>
      <text:p text:style-name="Text_20_body"/>
      <text:h text:style-name="Heading_20_3" text:outline-level="3">Importer le projet :</text:h>
      <text:p text:style-name="Text_20_body">Dans GGTS : </text:p>
      <text:list xml:id="list1228955200" text:style-name="L4">
        <text:list-item>
          <text:p text:style-name="P10">File → Import... → Maven → Existing Maven Project</text:p>
        </text:list-item>
        <text:list-item>
          <text:p text:style-name="P10">Dans le champs « Root Directory : » indiquer DCLL-Parser/DCLL/Parser</text:p>
        </text:list-item>
        <text:list-item>
          <text:p text:style-name="P10">Valider</text:p>
          <text:p text:style-name="P10"/>
        </text:list-item>
      </text:list>
      <text:h text:style-name="Heading_20_3" text:outline-level="3">Préparer le projet :</text:h>
      <text:p text:style-name="Text_20_body">Dans GGTS : </text:p>
      <text:p text:style-name="P1">Spécifiez deux configurations de lancement Maven (cliquez droit sur le projet, sélectionnez </text:p>
      <text:p text:style-name="P2">« Run as &gt; Maven build... »):</text:p>
      <text:p text:style-name="P2"/>
      <text:list xml:id="list1549931805" text:style-name="L5">
        <text:list-item>
          <text:p text:style-name="P7"><text:span text:style-name="T1">lancement des phases </text:span><text:span text:style-name="T1">clean et package (tapez dans « clean package » le champs «goals»</text:span></text:p>
        </text:list-item>
        <text:list-item>
          <text:p text:style-name="P6"><text:span text:style-name="T1">lancement de la phase site (tapez dans « </text:span><text:span text:style-name="T1">site » dans le champs «goals »).</text:span></text:p>
        </text:list-item>
      </text:list>
      <text:p text:style-name="Standard"/>
      <text:p text:style-name="Standard"/>
      <text:h text:style-name="P16" text:outline-level="3"><text:soft-page-break/>Ajouter des issues au projet :</text:h>
      <text:list xml:id="list1706538388" text:style-name="L6">
        <text:list-item>
          <text:p text:style-name="P11">ouvrir : <text:a xlink:type="simple" xlink:href="https://github.com/fabien-fac/DCLL/issues">https://github.com/fabien-fac/DCLL/issues</text:a></text:p>
        </text:list-item>
        <text:list-item>
          <text:p text:style-name="P11">Cliquer sur « New Issue »</text:p>
        </text:list-item>
        <text:list-item>
          <text:p text:style-name="P11">Renseigner le titre et le contenue de l'issue. </text:p>
        </text:list-item>
        <text:list-item>
          <text:p text:style-name="P11">Optionnel : affecter un développeur à l'issue.</text:p>
          <text:p text:style-name="P11"/>
        </text:list-item>
      </text:list>
      <text:h text:style-name="Heading_20_3" text:outline-level="3">Valider son travail :</text:h>
      <text:list xml:id="list1796576694" text:style-name="L7">
        <text:list-item>
          <text:p text:style-name="P15">Se rendre dans le dossier du projet : <text:span text:style-name="T2">cd DCLL-Parser/DCLL</text:span></text:p>
        </text:list-item>
        <text:list-item>
          <text:p text:style-name="P12">ajouter les fichiers créés à l'index : <text:span text:style-name="T2">git add .</text:span></text:p>
        </text:list-item>
        <text:list-item>
          <text:p text:style-name="P12">faire un commit : <text:span text:style-name="T2">git commit -m'message du commit'</text:span></text:p>
          <text:p text:style-name="P12">pour lier un commit à une issue :<text:span text:style-name="T2"> git commit -m'#123 message du commit' </text:span>où « 123 » est le numéro de l'issue</text:p>
        </text:list-item>
        <text:list-item>
          <text:p text:style-name="P12">récupérer la dernière version du projet : <text:span text:style-name="T2">git pull</text:span></text:p>
        </text:list-item>
        <text:list-item>
          <text:p text:style-name="P12">envoyer son travail : <text:span text:style-name="T2">git push origin master</text:span></text:p>
        </text:list-item>
      </text:list>
      <text:p text:style-name="P3"/>
      <text:h text:style-name="P16" text:outline-level="3">Checkstyle-Result.xml</text:h>
      <text:p text:style-name="Text_20_body"><text:span text:style-name="T3"><text:tab/>1- Liste tous les fichiers java du projet</text:span></text:p>
      <text:p text:style-name="Text_20_body"><text:span text:style-name="T3"><text:tab/>2- Pour chaque fichier indique les erreurs chekstyle, la ligne ou se trouve l'erreur et le type de l'erreur</text:span></text:p>
      <text:h text:style-name="P16" text:outline-level="3"/>
      <text:h text:style-name="P16" text:outline-level="3">Utiliser un checkstyle personnalisé</text:h>
      <text:p text:style-name="P13"/>
      <text:p text:style-name="P4"><text:span text:style-name="T3"><text:tab/>1- Choisir les option checkstyle désiré : </text:span><text:a xlink:type="simple" xlink:href="https://maven.apache.org/plugins/maven-checkstyle-plugin/index.html">https://maven.apache.org/plugins/maven-checkstyle-plugin/index.html</text:a></text:p>
      <text:p text:style-name="P4"><text:span text:style-name="T3"><text:tab/>2- Modifier le pom.xml en suivant l'exemple :</text:span><text:a xlink:type="simple" xlink:href="https://maven.apache.org/plugins/maven-checkstyle-plugin/usage.html">https://maven.apache.org/plugins/maven-checkstyle-plugin/usage.html</text:a></text:p>
      <text:p text:style-name="P14"><text:tab/>3- Lancer un Maven build avec l'option s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</meta:initial-creator>
    <meta:creation-date>2014-03-11T09:08:46.390502000</meta:creation-date>
    <dc:date>2014-03-19T15:13:36</dc:date>
    <dc:creator>Stage </dc:creator>
    <meta:editing-duration>PT1H32M48S</meta:editing-duration>
    <meta:editing-cycles>20</meta:editing-cycles>
    <meta:generator>LibreOffice/3.5$Linux_x86 LibreOffice_project/350m1$Build-2</meta:generator>
    <meta:document-statistic meta:table-count="0" meta:image-count="0" meta:object-count="0" meta:page-count="2" meta:paragraph-count="44" meta:word-count="357" meta:character-count="2223" meta:non-whitespace-character-count="1920"/>
  </office:meta>
</office:document-meta>
</file>